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58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ClassificationSingleLearner_ArtificialDatasets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visibility="collapse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acc_svmlinear</text:p>
          </table:table-cell>
          <table:table-cell table:style-name="Default" office:value-type="string" calcext:value-type="string">
            <text:p>acc_svmrbf</text:p>
          </table:table-cell>
          <table:table-cell office:value-type="string" calcext:value-type="string">
            <text:p>acc_mlp</text:p>
          </table:table-cell>
          <table:table-cell office:value-type="string" calcext:value-type="string">
            <text:p>acc_knn</text:p>
          </table:table-cell>
          <table:table-cell office:value-type="string" calcext:value-type="string">
            <text:p>acc_dt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Bagging(avg 200)</text:p>
          </table:table-cell>
          <table:table-cell office:value-type="string" calcext:value-type="string">
            <text:p>Bagging 2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99" calcext:value-type="float">
            <text:p>0.699</text:p>
          </table:table-cell>
          <table:table-cell office:value-type="float" office:value="0.705" calcext:value-type="float">
            <text:p>0.705</text:p>
          </table:table-cell>
          <table:table-cell office:value-type="float" office:value="0.708" calcext:value-type="float">
            <text:p>0.708</text:p>
          </table:table-cell>
          <table:table-cell office:value-type="float" office:value="0.691" calcext:value-type="float">
            <text:p>0.691</text:p>
          </table:table-cell>
          <table:table-cell office:value-type="float" office:value="0.518" calcext:value-type="float">
            <text:p>0.518</text:p>
          </table:table-cell>
          <table:table-cell office:value-type="string" calcext:value-type="string">
            <text:p>Data3</text:p>
          </table:table-cell>
          <table:table-cell office:value-type="float" office:value="0.659545" calcext:value-type="float">
            <text:p>0.659545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4833333333333" calcext:value-type="float">
            <text:p>0.754833333333333</text:p>
          </table:table-cell>
          <table:table-cell office:value-type="float" office:value="0.7555" calcext:value-type="float">
            <text:p>0.7555</text:p>
          </table:table-cell>
          <table:table-cell office:value-type="float" office:value="0.755833333333333" calcext:value-type="float">
            <text:p>0.755833333333333</text:p>
          </table:table-cell>
          <table:table-cell office:value-type="float" office:value="0.743" calcext:value-type="float">
            <text:p>0.74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ata1</text:p>
          </table:table-cell>
          <table:table-cell office:value-type="float" office:value="0.706429166666667" calcext:value-type="float">
            <text:p>0.706429166666667</text:p>
          </table:table-cell>
          <table:table-cell office:value-type="float" office:value="0.709166666666667" calcext:value-type="float">
            <text:p>0.7091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15" calcext:value-type="float">
            <text:p>0.8415</text:p>
          </table:table-cell>
          <table:table-cell office:value-type="float" office:value="0.86525" calcext:value-type="float">
            <text:p>0.86525</text:p>
          </table:table-cell>
          <table:table-cell office:value-type="float" office:value="0.85275" calcext:value-type="float">
            <text:p>0.85275</text:p>
          </table:table-cell>
          <table:table-cell office:value-type="float" office:value="0.864" calcext:value-type="float">
            <text:p>0.864</text:p>
          </table:table-cell>
          <table:table-cell office:value-type="float" office:value="0.6385" calcext:value-type="float">
            <text:p>0.6385</text:p>
          </table:table-cell>
          <table:table-cell office:value-type="string" calcext:value-type="string">
            <text:p>Data11</text:p>
          </table:table-cell>
          <table:table-cell office:value-type="float" office:value="0.84504375" calcext:value-type="float">
            <text:p>0.84504375</text:p>
          </table:table-cell>
          <table:table-cell office:value-type="float" office:value="0.84575" calcext:value-type="float">
            <text:p>0.845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01" calcext:value-type="float">
            <text:p>0.901</text:p>
          </table:table-cell>
          <table:table-cell office:value-type="float" office:value="0.903666666666667" calcext:value-type="float">
            <text:p>0.903666666666667</text:p>
          </table:table-cell>
          <table:table-cell office:value-type="float" office:value="0.901" calcext:value-type="float">
            <text:p>0.901</text:p>
          </table:table-cell>
          <table:table-cell office:value-type="float" office:value="0.899" calcext:value-type="float">
            <text:p>0.899</text:p>
          </table:table-cell>
          <table:table-cell office:value-type="float" office:value="0.870333333333333" calcext:value-type="float">
            <text:p>0.870333333333333</text:p>
          </table:table-cell>
          <table:table-cell office:value-type="string" calcext:value-type="string">
            <text:p>Data5</text:p>
          </table:table-cell>
          <table:table-cell office:value-type="float" office:value="0.88275" calcext:value-type="float">
            <text:p>0.88275</text:p>
          </table:table-cell>
          <table:table-cell office:value-type="float" office:value="0.884666666666667" calcext:value-type="float">
            <text:p>0.884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5333333333334" calcext:value-type="float">
            <text:p>0.845333333333334</text:p>
          </table:table-cell>
          <table:table-cell office:value-type="float" office:value="0.897333333333333" calcext:value-type="float">
            <text:p>0.897333333333333</text:p>
          </table:table-cell>
          <table:table-cell office:value-type="float" office:value="0.896666666666667" calcext:value-type="float">
            <text:p>0.896666666666667</text:p>
          </table:table-cell>
          <table:table-cell office:value-type="float" office:value="0.893666666666667" calcext:value-type="float">
            <text:p>0.893666666666667</text:p>
          </table:table-cell>
          <table:table-cell office:value-type="float" office:value="0.808" calcext:value-type="float">
            <text:p>0.808</text:p>
          </table:table-cell>
          <table:table-cell office:value-type="string" calcext:value-type="string">
            <text:p>Data13</text:p>
          </table:table-cell>
          <table:table-cell office:value-type="float" office:value="0.884323333333333" calcext:value-type="float">
            <text:p>0.884323333333333</text:p>
          </table:table-cell>
          <table:table-cell office:value-type="float" office:value="0.885666666666667" calcext:value-type="float">
            <text:p>0.885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9" calcext:value-type="float">
            <text:p>0.849</text:p>
          </table:table-cell>
          <table:table-cell office:value-type="float" office:value="0.901" calcext:value-type="float">
            <text:p>0.901</text:p>
          </table:table-cell>
          <table:table-cell office:value-type="float" office:value="0.899" calcext:value-type="float">
            <text:p>0.899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848" calcext:value-type="float">
            <text:p>0.848</text:p>
          </table:table-cell>
          <table:table-cell office:value-type="string" calcext:value-type="string">
            <text:p>Data9</text:p>
          </table:table-cell>
          <table:table-cell office:value-type="float" office:value="0.8878025" calcext:value-type="float">
            <text:p>0.8878025</text:p>
          </table:table-cell>
          <table:table-cell office:value-type="float" office:value="0.8865" calcext:value-type="float">
            <text:p>0.88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" calcext:value-type="float">
            <text:p>0.83</text:p>
          </table:table-cell>
          <table:table-cell office:value-type="float" office:value="0.897666666666667" calcext:value-type="float">
            <text:p>0.897666666666667</text:p>
          </table:table-cell>
          <table:table-cell office:value-type="float" office:value="0.899333333333333" calcext:value-type="float">
            <text:p>0.899333333333333</text:p>
          </table:table-cell>
          <table:table-cell office:value-type="float" office:value="0.896" calcext:value-type="float">
            <text:p>0.896</text:p>
          </table:table-cell>
          <table:table-cell office:value-type="float" office:value="0.809" calcext:value-type="float">
            <text:p>0.809</text:p>
          </table:table-cell>
          <table:table-cell office:value-type="string" calcext:value-type="string">
            <text:p>Data2</text:p>
          </table:table-cell>
          <table:table-cell office:value-type="float" office:value="0.885261666666667" calcext:value-type="float">
            <text:p>0.885261666666667</text:p>
          </table:table-cell>
          <table:table-cell office:value-type="float" office:value="0.886666666666667" calcext:value-type="float">
            <text:p>0.886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04333333333333" calcext:value-type="float">
            <text:p>0.904333333333333</text:p>
          </table:table-cell>
          <table:table-cell office:value-type="float" office:value="0.913333333333333" calcext:value-type="float">
            <text:p>0.913333333333333</text:p>
          </table:table-cell>
          <table:table-cell office:value-type="float" office:value="0.909666666666667" calcext:value-type="float">
            <text:p>0.909666666666667</text:p>
          </table:table-cell>
          <table:table-cell office:value-type="float" office:value="0.909" calcext:value-type="float">
            <text:p>0.909</text:p>
          </table:table-cell>
          <table:table-cell office:value-type="float" office:value="0.886666666666667" calcext:value-type="float">
            <text:p>0.886666666666667</text:p>
          </table:table-cell>
          <table:table-cell office:value-type="string" calcext:value-type="string">
            <text:p>Data10</text:p>
          </table:table-cell>
          <table:table-cell office:value-type="float" office:value="0.890738333333333" calcext:value-type="float">
            <text:p>0.890738333333333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128" calcext:value-type="float">
            <text:p>0.9128</text:p>
          </table:table-cell>
          <table:table-cell office:value-type="float" office:value="0.8492" calcext:value-type="float">
            <text:p>0.8492</text:p>
          </table:table-cell>
          <table:table-cell office:value-type="string" calcext:value-type="string">
            <text:p>Data8</text:p>
          </table:table-cell>
          <table:table-cell office:value-type="float" office:value="0.908514" calcext:value-type="float">
            <text:p>0.908514</text:p>
          </table:table-cell>
          <table:table-cell office:value-type="float" office:value="0.9096" calcext:value-type="float">
            <text:p>0.9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9333333333333" calcext:value-type="float">
            <text:p>0.879333333333333</text:p>
          </table:table-cell>
          <table:table-cell office:value-type="float" office:value="0.932666666666667" calcext:value-type="float">
            <text:p>0.932666666666667</text:p>
          </table:table-cell>
          <table:table-cell office:value-type="float" office:value="0.931333333333333" calcext:value-type="float">
            <text:p>0.931333333333333</text:p>
          </table:table-cell>
          <table:table-cell office:value-type="float" office:value="0.927333333333333" calcext:value-type="float">
            <text:p>0.927333333333333</text:p>
          </table:table-cell>
          <table:table-cell office:value-type="float" office:value="0.852" calcext:value-type="float">
            <text:p>0.852</text:p>
          </table:table-cell>
          <table:table-cell office:value-type="string" calcext:value-type="string">
            <text:p>Data6</text:p>
          </table:table-cell>
          <table:table-cell office:value-type="float" office:value="0.913583333333333" calcext:value-type="float">
            <text:p>0.913583333333333</text:p>
          </table:table-cell>
          <table:table-cell office:value-type="float" office:value="0.915333333333333" calcext:value-type="float">
            <text:p>0.9153333333333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3" calcext:value-type="float">
            <text:p>0.823</text:p>
          </table:table-cell>
          <table:table-cell office:value-type="float" office:value="0.97" calcext:value-type="float">
            <text:p>0.97</text:p>
          </table:table-cell>
          <table:table-cell office:value-type="float" office:value="0.951666666666667" calcext:value-type="float">
            <text:p>0.951666666666667</text:p>
          </table:table-cell>
          <table:table-cell office:value-type="float" office:value="0.959666666666667" calcext:value-type="float">
            <text:p>0.959666666666667</text:p>
          </table:table-cell>
          <table:table-cell office:value-type="float" office:value="0.807" calcext:value-type="float">
            <text:p>0.807</text:p>
          </table:table-cell>
          <table:table-cell office:value-type="string" calcext:value-type="string">
            <text:p>Data7</text:p>
          </table:table-cell>
          <table:table-cell office:value-type="float" office:value="0.954586666666667" calcext:value-type="float">
            <text:p>0.954586666666667</text:p>
          </table:table-cell>
          <table:table-cell office:value-type="float" office:value="0.955666666666667" calcext:value-type="float">
            <text:p>0.955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2" calcext:value-type="float">
            <text:p>0.752</text:p>
          </table:table-cell>
          <table:table-cell table:style-name="Default" office:value-type="float" office:value="0.978333333333333" calcext:value-type="float">
            <text:p>0.978333333333333</text:p>
          </table:table-cell>
          <table:table-cell office:value-type="float" office:value="0.856" calcext:value-type="float">
            <text:p>0.856</text:p>
          </table:table-cell>
          <table:table-cell office:value-type="float" office:value="0.963" calcext:value-type="float">
            <text:p>0.963</text:p>
          </table:table-cell>
          <table:table-cell office:value-type="float" office:value="0.542333333333333" calcext:value-type="float">
            <text:p>0.542333333333333</text:p>
          </table:table-cell>
          <table:table-cell office:value-type="string" calcext:value-type="string">
            <text:p>Data12</text:p>
          </table:table-cell>
          <table:table-cell office:value-type="float" office:value="0.977168333333333" calcext:value-type="float">
            <text:p>0.977168333333333</text:p>
          </table:table-cell>
          <table:table-cell table:style-name="ce1" office:value-type="float" office:value="0.978666666666667" calcext:value-type="float">
            <text:p>0.978666666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7333333333333" calcext:value-type="float">
            <text:p>0.957333333333333</text:p>
          </table:table-cell>
          <table:table-cell office:value-type="float" office:value="0.962" calcext:value-type="float">
            <text:p>0.962</text:p>
          </table:table-cell>
          <table:table-cell table:number-columns-repeated="2" office:value-type="float" office:value="0.96" calcext:value-type="float">
            <text:p>0.96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Data4</text:p>
          </table:table-cell>
          <table:table-cell office:value-type="float" office:value="0.94958" calcext:value-type="float">
            <text:p>0.94958</text:p>
          </table:table-cell>
          <table:table-cell office:value-type="float" office:value="0.950666666666666" calcext:value-type="float">
            <text:p>0.9506666666666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6-09T17:24:29.217584151</dc:date>
    <meta:editing-duration>PT1M32S</meta:editing-duration>
    <meta:editing-cycles>1</meta:editing-cycles>
    <meta:document-statistic meta:table-count="1" meta:cell-count="125" meta:object-count="0"/>
  </office:meta>
</office:document-meta>
</file>